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3cm" table:align="left"/>
    </style:style>
    <style:style style:name="Tableau1.A" style:family="table-column">
      <style:table-column-properties style:column-width="7.567cm"/>
    </style:style>
    <style:style style:name="Tableau1.B" style:family="table-column">
      <style:table-column-properties style:column-width="2.357cm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.E1" style:family="table-cell">
      <style:table-cell-properties style:vertical-align="middle" fo:padding="0.097cm" fo:border="0.002cm solid #000000"/>
    </style:style>
    <style:style style:name="Tableau1.2" style:family="table-row">
      <style:table-row-properties style:min-row-height="1.169cm"/>
    </style:style>
    <style:style style:name="Tableau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none" fo:border-top="none" fo:border-bottom="0.002cm solid #000000"/>
    </style:style>
    <style:style style:name="Tableau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4819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  <style:text-properties fo:font-size="16pt" style:font-size-asian="16pt" style:font-size-complex="16pt"/>
    </style:style>
    <style:style style:name="P2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5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style:text-underline-style="none" style:font-size-asian="14pt" style:font-style-asian="normal" style:font-size-complex="14pt" style:font-style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P13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fo:font-size="16pt" style:font-size-asian="16pt" style:font-size-complex="16pt"/>
    </style:style>
    <style:style style:name="fr1" style:family="graphic" style:parent-style-name="Frame">
      <style:graphic-properties style:vertical-pos="top" style:vertical-rel="paragraph-content" style:horizontal-pos="center" style:horizontal-rel="paragraph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Cadre1" text:anchor-type="paragraph" fo:min-width="2cm" draw:z-index="0"><draw:text-box fo:min-height="0.499cm"><text:p text:style-name="P6">EVALUATION DE GRAMMAIRE 3 (CM2)</text:p><text:p text:style-name="P6">- La forme des phrases -</text:p></draw:text-box></draw:frame></text:p>
      <text:p text:style-name="P6"/>
      <text:p text:style-name="P6"/>
      <text:p text:style-name="P6"/>
      <table:table table:name="Tableau1" table:style-name="Tableau1">
        <table:table-column table:style-name="Tableau1.A"/>
        <table:table-column table:style-name="Tableau1.B" table:number-columns-repeated="4"/>
        <table:table-row>
          <table:table-cell table:style-name="Tableau1.A1" office:value-type="string">
            <text:p text:style-name="P1"/>
          </table:table-cell>
          <table:table-cell table:style-name="Tableau1.B1" office:value-type="string">
            <text:p text:style-name="P3">Acquis</text:p>
          </table:table-cell>
          <table:table-cell table:style-name="Tableau1.B1" office:value-type="string">
            <text:p text:style-name="P3">A renforcer</text:p>
          </table:table-cell>
          <table:table-cell table:style-name="Tableau1.B1" office:value-type="string">
            <text:p text:style-name="P3">En cours d'acquisition</text:p>
          </table:table-cell>
          <table:table-cell table:style-name="Tableau1.E1" office:value-type="string">
            <text:p text:style-name="P3">Non acquis</text:p>
          </table:table-cell>
        </table:table-row>
        <table:table-row table:style-name="Tableau1.2">
          <table:table-cell table:style-name="Tableau1.A2" office:value-type="string">
            <text:p text:style-name="P2">Exercice 1: Identifier la forme des phrases.</text:p>
          </table:table-cell>
          <table:table-cell table:style-name="Tableau1.B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E2" office:value-type="string">
            <text:p text:style-name="P1"/>
          </table:table-cell>
        </table:table-row>
        <table:table-row table:style-name="Tableau1.2">
          <table:table-cell table:style-name="Tableau1.A2" office:value-type="string">
            <text:p text:style-name="P2">Exercice 2: Transformer une phrase négative en phrase affirmative.</text:p>
          </table:table-cell>
          <table:table-cell table:style-name="Tableau1.B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E2" office:value-type="string">
            <text:p text:style-name="P1"/>
          </table:table-cell>
        </table:table-row>
        <table:table-row table:style-name="Tableau1.2">
          <table:table-cell table:style-name="Tableau1.A2" office:value-type="string">
            <text:p text:style-name="P2">Exercice 3: Transformer une phrase affirmative en phrase négative.</text:p>
          </table:table-cell>
          <table:table-cell table:style-name="Tableau1.B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E2" office:value-type="string">
            <text:p text:style-name="P1"/>
          </table:table-cell>
        </table:table-row>
        <table:table-row table:style-name="Tableau1.2">
          <table:table-cell table:style-name="Tableau1.A2" office:value-type="string">
            <text:p text:style-name="P2">Exercice 4: Employer la double négation.</text:p>
          </table:table-cell>
          <table:table-cell table:style-name="Tableau1.B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E2" office:value-type="string">
            <text:p text:style-name="P1"/>
          </table:table-cell>
        </table:table-row>
      </table:table>
      <text:p text:style-name="P9"/>
      <text:p text:style-name="P7">Exercice 1: Écris les numéros des phrases suivantes dans la bonne colonne:</text:p>
      <text:section text:style-name="Sect1" text:name="Section1">
        <text:p text:style-name="P8">1- Je ne vois personne.</text:p>
        <text:p text:style-name="P8">2- Tu n'as pas vu mon crayon?</text:p>
        <text:p text:style-name="P8">3- Nathalie a encore peur des araignées.</text:p>
        <text:p text:style-name="P8">4- Connaît-il votre adresse?</text:p>
        <text:p text:style-name="P8">5- Il m'attend toujours.</text:p>
        <text:p text:style-name="P8">6- Je n'ai pas faim.</text:p>
        <text:p text:style-name="P8">7- Mange ta soupe!</text:p>
        <text:p text:style-name="P8">8- Il ne trouve plus ses lunettes.</text:p>
        <text:p text:style-name="P8">9- Ne cours pas!</text:p>
        <text:p text:style-name="P8">10- Personne n'est venu.</text:p>
      </text:section>
      <text:p text:style-name="P8"/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5">Phrases affirmatives</text:p>
          </table:table-cell>
          <table:table-cell table:style-name="Tableau2.B1" office:value-type="string">
            <text:p text:style-name="P5">Phrases négatives</text:p>
          </table:table-cell>
        </table:table-row>
        <table:table-row>
          <table:table-cell table:style-name="Tableau2.A2" office:value-type="string">
            <text:p text:style-name="P4"/>
          </table:table-cell>
          <table:table-cell table:style-name="Tableau2.B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4"/>
          </table:table-cell>
          <table:table-cell table:style-name="Tableau2.B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4"/>
          </table:table-cell>
          <table:table-cell table:style-name="Tableau2.B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4"/>
          </table:table-cell>
          <table:table-cell table:style-name="Tableau2.B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4"/>
          </table:table-cell>
          <table:table-cell table:style-name="Tableau2.B2" office:value-type="string">
            <text:p text:style-name="P4"/>
          </table:table-cell>
        </table:table-row>
      </table:table>
      <text:p text:style-name="P7"/>
      <text:p text:style-name="P7">Exercice 2: Transforme ces phrases négatives en phrases affirmatives:</text:p>
      <text:p text:style-name="P11"/>
      <text:p text:style-name="P11">Je n'ai pas encore vu ce film.</text:p>
      <text:p text:style-name="P11">........................................................................................................................................</text:p>
      <text:p text:style-name="P11"/>
      <text:p text:style-name="P11">Il n'est pas dangereux de courir ici.</text:p>
      <text:p text:style-name="P11">........................................................................................................................................</text:p>
      <text:p text:style-name="P11"/>
      <text:p text:style-name="P11">N'as-tu pas chaud?</text:p>
      <text:p text:style-name="P11">........................................................................................................................................</text:p>
      <text:p text:style-name="P11"/>
      <text:p text:style-name="P11">Il n'a jamais faim.</text:p>
      <text:p text:style-name="P11">........................................................................................................................................</text:p>
      <text:p text:style-name="P11"/>
      <text:p text:style-name="P11">Je n'entends rien. </text:p>
      <text:p text:style-name="P11">........................................................................................................................................</text:p>
      <text:p text:style-name="P7"><text:soft-page-break/>Exercice 3: Transforme ces phrases affirmatives en phrases négatives:</text:p>
      <text:p text:style-name="P11"/>
      <text:p text:style-name="P11">Je vois quelque chose.</text:p>
      <text:p text:style-name="P11">........................................................................................................................................</text:p>
      <text:p text:style-name="P11"/>
      <text:p text:style-name="P11">Il offre toujours un cadeau.</text:p>
      <text:p text:style-name="P11">........................................................................................................................................</text:p>
      <text:p text:style-name="P11"/>
      <text:p text:style-name="P11">On est en retard.</text:p>
      <text:p text:style-name="P11">........................................................................................................................................</text:p>
      <text:p text:style-name="P11"/>
      <text:p text:style-name="P11">Ce vieux vélo roule encore.</text:p>
      <text:p text:style-name="P11">........................................................................................................................................</text:p>
      <text:p text:style-name="P11"/>
      <text:p text:style-name="P11">Pierre sait déjà ce qu'il fera plus tard.</text:p>
      <text:p text:style-name="P11">........................................................................................................................................</text:p>
      <text:p text:style-name="P11"/>
      <text:p text:style-name="P12">Exercice 4: Forme une seule phrase en employant la double négation (ni....ni):</text:p>
      <text:p text:style-name="P12"/>
      <text:p text:style-name="P11">Il ne connaît pas son poids. Il ne connaît pas sa taille.</text:p>
      <text:p text:style-name="P11">........................................................................................................................................</text:p>
      <text:p text:style-name="P11"/>
      <text:p text:style-name="P11">Il n'aime pas les asperges. Il n'aime pas les artichauts.</text:p>
      <text:p text:style-name="P11">........................................................................................................................................</text:p>
      <text:p text:style-name="P11"/>
      <text:p text:style-name="P11">Je n'ai pas faim. Je n'ai pas soif.</text:p>
      <text:p text:style-name="P11">........................................................................................................................................</text:p>
      <text:p text:style-name="P11"/>
      <text:p text:style-name="P11">Tu ne ressembles pas à ton père. Tu ne ressembles pas à ta mère.</text:p>
      <text:p text:style-name="P11">........................................................................................................................................</text:p>
      <text:p text:style-name="P11"/>
      <text:p text:style-name="P11">Paul n'a pas de chien. Paul n'a pas de chat.</text:p>
      <text:p text:style-name="P11">............................................................................................................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Cécile Bonnet</meta:initial-creator>
    <meta:creation-date>2008-09-24T15:54:58</meta:creation-date>
    <dc:date>2008-12-10T17:53:04</dc:date>
    <meta:print-date>2008-12-10T17:38:42</meta:print-date>
    <meta:editing-cycles>2</meta:editing-cycles>
    <meta:editing-duration>PT14M24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2" meta:paragraph-count="56" meta:word-count="252" meta:character-count="3458"/>
  </office:meta>
</office:document-meta>
</file>